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  Roman" svg:font-family="'Times New           Roman', 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inciple 7: Risk Management</text:span></text:p>
      <text:p text:style-name="P1"><text:span text:style-name="T2">44.<text:tab/></text:span><text:span text:style-name="T1">The management of risk in a fund is a vital component of the governance of a fund. Every fund <text:tab/>should have in place a risk management policy which should be reviewed annually and should <text:tab/>include, inter alia: -</text:span></text:p>
      <text:p text:style-name="Text_20_body"><text:span text:style-name="T1"><text:tab/></text:span><text:span text:style-name="T2">44.1.<text:tab/></text:span><text:span text:style-name="T1">the identification of risks facing the fund;</text:span></text:p>
      <text:p text:style-name="Text_20_body"><text:span text:style-name="T1"><text:tab/></text:span><text:span text:style-name="T2">44.2.</text:span><text:span text:style-name="T1"><text:tab/>the assessment of the impact of each such risk to the fund;</text:span></text:p>
      <text:p text:style-name="Text_20_body"><text:span text:style-name="T1"><text:tab/></text:span><text:span text:style-name="T2">44.3.</text:span><text:span text:style-name="T1"><text:tab/>the process or controls necessary to reduce the impact of key risks;</text:span></text:p>
      <text:p text:style-name="Text_20_body"><text:span text:style-name="T2"><text:tab/>44.4.</text:span><text:span text:style-name="T1"><text:tab/>the monitoring of the risk process or controls to ensure that they are appropriate; and</text:span></text:p>
      <text:p text:style-name="P1"><text:span text:style-name="T2"><text:tab/>44.5.<text:tab/></text:span><text:span text:style-name="T1">the communication to the members and the stakeholders of the fund's risk management <text:line-break/><text:tab/><text:tab/>policy, including the identification of the key risks and the processes or controls in place <text:tab/><text:tab/>to manage them. This may be outlined in the annual financial statements of a fund.</text:span></text:p>
      <text:p text:style-name="P1"><text:span text:style-name="T2">45.</text:span><text:span text:style-name="T1"><text:tab/>The types of risk will vary according to the type of fund. Thus, in a defined benefit fund, there <text:tab/>will be risks associated with the actuarial valuation (such as the solvency ratio, the longevity <text:tab/>assumptions and the post retirement interest rate) which may not be found in a defined <text:tab/>contribution <text:tab/>fund. A common type of risk found in categories of funds may have different <text:tab/>consequences because of the nature of those funds; for example, the investment risk in a defined <text:tab/>benefit fund will be different from the investment risk in a defined contribution fund, and the <text:tab/>administration risk in a self-administered fund may be different from the more complex <text:tab/>administration risks found in umbrella funds. It is important is that each type of risk is identified <text:tab/>in the fund according to the nature of that fund and an applicable process or control put in place <text:tab/>to manage it.</text:span></text:p>
      <text:p text:style-name="P1"><text:span text:style-name="T2">46.</text:span><text:span text:style-name="T1"><text:tab/>The risks to be identified should not be limited to those which have a financial consequence, but <text:tab/>should include risks which relate to the governance of the fund and which may jeopardise the <text:tab/>governance structure. Poor communication by the fund may not have a financial consequence <text:tab/>but may impair the credibility of the provision of the benefits by the fund and the administration <text:tab/>of the fund. Such risks which do not have a financial consequence are equally important in a <text:tab/>fund's risk management strategy.</text:span></text:p>
      <text:p text:style-name="P1"><text:span text:style-name="T2">47.</text:span><text:span text:style-name="T1"><text:tab/>A fund is not expected to micro-manage the functions delegated to service providers, but those <text:tab/>functions should, when delegated, contain sufficient detail to ensure that the service provider <text:tab/>understands what is expected by the board. There should also be a reasonable right of recourse <text:tab/>in the event that there is any breach of the delegated functions by the service provider.</text:span></text:p>
      <text:p text:style-name="P1"><text:span text:style-name="T2">48.</text:span><text:span text:style-name="T1"><text:tab/>In terms of pensions law a fund is required to take out fidelity cover. The purpose of this cover <text:tab/>is to indemnify the fund against any loss suffered by the fund which cannot otherwise be <text:tab/>recovered. The terms of this cover and the quantum should be carefully considered by the board <text:tab/>to ensure that it is appropriate for the fund; where necessary, expert advice should be obtained <text:tab/>in this regard. Such cover should include loss arising from negligence. Members of the board <text:tab/>themselves should have indemnity insurance provided by the fund, or an indemnity from the <text:tab/>sponsor of the fund. The board should also ensure that each service provider has adequate <text:tab/>malpractice cover in the form of professional indemnity and fidelity guarantee insurance so that <text:tab/>the fund's right of recourse against that service provider, where required to be invoked, is <text:tab/>safeguar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  Roman" svg:font-family="'Times New           Roman', 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9T10:00:43</meta:creation-date>
    <dc:date>2012-07-19T10:05:58</dc:date>
    <dc:creator>Steven Fourie</dc:creator>
    <meta:editing-duration>P0D</meta:editing-duration>
    <meta:editing-cycles>1</meta:editing-cycles>
    <meta:document-statistic meta:table-count="0" meta:image-count="0" meta:object-count="0" meta:page-count="1" meta:paragraph-count="11" meta:word-count="574" meta:character-count="3440" meta:non-whitespace-character-count="2838"/>
    <meta:generator>LibreOffice/3.5$Linux_X86_64 LibreOffice_project/350m1$Build-3</meta:generator>
  </office:meta>
</office:document-meta>
</file>